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591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0.1957in"/>
    </style:style>
    <style:style style:name="co6" style:family="table-column">
      <style:table-column-properties fo:break-before="auto" style:column-width="0.6138in"/>
    </style:style>
    <style:style style:name="co7" style:family="table-column">
      <style:table-column-properties fo:break-before="auto" style:column-width="0.5717in"/>
    </style:style>
    <style:style style:name="co8" style:family="table-column">
      <style:table-column-properties fo:break-before="auto" style:column-width="0.6465in"/>
    </style:style>
    <style:style style:name="co9" style:family="table-column">
      <style:table-column-properties fo:break-before="auto" style:column-width="1.214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4_mock_neuron_test_averages" table:style-name="ta1">
        <table:shapes>
          <draw:frame draw:z-index="0" draw:style-name="gr1" draw:text-style-name="P1" svg:width="6.2988in" svg:height="3.5429in" svg:x="19.0323in" svg:y="5.8539in">
            <draw:object draw:notify-on-update-of-ranges="4_mock_neuron_test_averages.U49:4_mock_neuron_test_averages.U53 4_mock_neuron_test_averages.V49:4_mock_neuron_test_averages.V53 4_mock_neuron_test_averages.U49:4_mock_neuron_test_averages.U53 4_mock_neuron_test_averages.W49:4_mock_neuron_test_averages.W53 4_mock_neuron_test_averages.U49:4_mock_neuron_test_averages.U53 4_mock_neuron_test_averages.Y49:4_mock_neuron_test_averages.Y53 4_mock_neuron_test_averages.U49:4_mock_neuron_test_averages.U53 4_mock_neuron_test_averages.Z49:4_mock_neuron_test_averages.Z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6.5772in" svg:y="10.1276in">
            <draw:object draw:notify-on-update-of-ranges="4_mock_neuron_test_averages.U61:4_mock_neuron_test_averages.U66 4_mock_neuron_test_averages.V60:4_mock_neuron_test_averages.V60 4_mock_neuron_test_averages.V61:4_mock_neuron_test_averages.V66 4_mock_neuron_test_averages.W60:4_mock_neuron_test_averages.W60 4_mock_neuron_test_averages.W61:4_mock_neuron_test_averages.W6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6.45in" svg:y="0.6669in">
            <draw:object draw:notify-on-update-of-ranges="4_mock_neuron_test_averages.U8:4_mock_neuron_test_averages.U8 4_mock_neuron_test_averages.U9:4_mock_neuron_test_averages.U15 4_mock_neuron_test_averages.V8:4_mock_neuron_test_averages.V8 4_mock_neuron_test_averages.V9:4_mock_neuron_test_averages.V15 4_mock_neuron_test_averages.W8:4_mock_neuron_test_averages.W8 4_mock_neuron_test_averages.W9:4_mock_neuron_test_averages.W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number-columns-repeated="8" table:default-cell-style-name="Default"/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5.383" calcext:value-type="float">
            <text:p>165.383</text:p>
          </table:table-cell>
          <table:table-cell office:value-type="float" office:value="157.727" calcext:value-type="float">
            <text:p>157.727</text:p>
          </table:table-cell>
          <table:table-cell office:value-type="float" office:value="854394" calcext:value-type="float">
            <text:p>854394</text:p>
          </table:table-cell>
          <table:table-cell office:value-type="float" office:value="64844" calcext:value-type="float">
            <text:p>64844</text:p>
          </table:table-cell>
          <table:table-cell office:value-type="float" office:value="342073" calcext:value-type="float">
            <text:p>342073</text:p>
          </table:table-cell>
          <table:table-cell office:value-type="float" office:value="28355" calcext:value-type="float">
            <text:p>28355</text:p>
          </table:table-cell>
          <table:table-cell office:value-type="float" office:value="0.0619237" calcext:value-type="float">
            <text:p>0.06192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57.029" calcext:value-type="float">
            <text:p>557.029</text:p>
          </table:table-cell>
          <table:table-cell office:value-type="float" office:value="498.92" calcext:value-type="float">
            <text:p>498.92</text:p>
          </table:table-cell>
          <table:table-cell office:value-type="float" office:value="360328" calcext:value-type="float">
            <text:p>360328</text:p>
          </table:table-cell>
          <table:table-cell office:value-type="float" office:value="30119" calcext:value-type="float">
            <text:p>30119</text:p>
          </table:table-cell>
          <table:table-cell office:value-type="float" office:value="603766" calcext:value-type="float">
            <text:p>603766</text:p>
          </table:table-cell>
          <table:table-cell office:value-type="float" office:value="10968" calcext:value-type="float">
            <text:p>10968</text:p>
          </table:table-cell>
          <table:table-cell office:value-type="float" office:value="0.0028627" calcext:value-type="float">
            <text:p>0.00286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SQUAR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.034" calcext:value-type="float">
            <text:p>164.034</text:p>
          </table:table-cell>
          <table:table-cell office:value-type="float" office:value="156.233" calcext:value-type="float">
            <text:p>156.233</text:p>
          </table:table-cell>
          <table:table-cell office:value-type="float" office:value="854574" calcext:value-type="float">
            <text:p>854574</text:p>
          </table:table-cell>
          <table:table-cell office:value-type="float" office:value="64474" calcext:value-type="float">
            <text:p>64474</text:p>
          </table:table-cell>
          <table:table-cell office:value-type="float" office:value="129710" calcext:value-type="float">
            <text:p>129710</text:p>
          </table:table-cell>
          <table:table-cell office:value-type="float" office:value="21577" calcext:value-type="float">
            <text:p>21577</text:p>
          </table:table-cell>
          <table:table-cell office:value-type="float" office:value="0.000104063" calcext:value-type="float">
            <text:p>0.0001040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7.625" calcext:value-type="float">
            <text:p>547.625</text:p>
          </table:table-cell>
          <table:table-cell office:value-type="float" office:value="488.502" calcext:value-type="float">
            <text:p>488.502</text:p>
          </table:table-cell>
          <table:table-cell office:value-type="float" office:value="361201" calcext:value-type="float">
            <text:p>361201</text:p>
          </table:table-cell>
          <table:table-cell office:value-type="float" office:value="29763" calcext:value-type="float">
            <text:p>29763</text:p>
          </table:table-cell>
          <table:table-cell office:value-type="float" office:value="569469" calcext:value-type="float">
            <text:p>569469</text:p>
          </table:table-cell>
          <table:table-cell office:value-type="float" office:value="12023" calcext:value-type="float">
            <text:p>12023</text:p>
          </table:table-cell>
          <table:table-cell office:value-type="float" office:value="0.00000785421" calcext:value-type="float">
            <text:p>0.000007854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SQUARE, WEIGHT=0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.214" calcext:value-type="float">
            <text:p>164.214</text:p>
          </table:table-cell>
          <table:table-cell office:value-type="float" office:value="156.216" calcext:value-type="float">
            <text:p>156.216</text:p>
          </table:table-cell>
          <table:table-cell office:value-type="float" office:value="842601" calcext:value-type="float">
            <text:p>842601</text:p>
          </table:table-cell>
          <table:table-cell office:value-type="float" office:value="64126" calcext:value-type="float">
            <text:p>64126</text:p>
          </table:table-cell>
          <table:table-cell office:value-type="float" office:value="85511" calcext:value-type="float">
            <text:p>85511</text:p>
          </table:table-cell>
          <table:table-cell office:value-type="float" office:value="21106" calcext:value-type="float">
            <text:p>21106</text:p>
          </table:table-cell>
          <table:table-cell office:value-type="float" office:value="0.000000820211" calcext:value-type="float">
            <text:p>0.0000008202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7.625" calcext:value-type="float">
            <text:p>547.625</text:p>
          </table:table-cell>
          <table:table-cell office:value-type="float" office:value="488.429" calcext:value-type="float">
            <text:p>488.429</text:p>
          </table:table-cell>
          <table:table-cell office:value-type="float" office:value="362994" calcext:value-type="float">
            <text:p>362994</text:p>
          </table:table-cell>
          <table:table-cell office:value-type="float" office:value="29663" calcext:value-type="float">
            <text:p>29663</text:p>
          </table:table-cell>
          <table:table-cell office:value-type="float" office:value="578207" calcext:value-type="float">
            <text:p>578207</text:p>
          </table:table-cell>
          <table:table-cell office:value-type="float" office:value="11903" calcext:value-type="float">
            <text:p>11903</text:p>
          </table:table-cell>
          <table:table-cell office:value-type="float" office:value="0.0000271042" calcext:value-type="float">
            <text:p>0.0000271042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office:value-type="string" calcext:value-type="string">
            <text:p>HELib</text:p>
          </table:table-cell>
          <table:table-cell office:value-type="string" calcext:value-type="string">
            <text:p>SE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SQUARE, WEIGHT=0.3</text:p>
          </table:table-cell>
          <table:table-cell table:number-columns-repeated="19"/>
          <table:table-cell office:value-type="float" office:value="0.1" calcext:value-type="float">
            <text:p>0.1</text:p>
          </table:table-cell>
          <table:table-cell office:value-type="float" office:value="0.000000820211" calcext:value-type="float">
            <text:p>0.000000820211</text:p>
          </table:table-cell>
          <table:table-cell office:value-type="float" office:value="0.0000271042" calcext:value-type="float">
            <text:p>0.00002710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.088" calcext:value-type="float">
            <text:p>164.088</text:p>
          </table:table-cell>
          <table:table-cell office:value-type="float" office:value="156.188" calcext:value-type="float">
            <text:p>156.188</text:p>
          </table:table-cell>
          <table:table-cell office:value-type="float" office:value="831493" calcext:value-type="float">
            <text:p>831493</text:p>
          </table:table-cell>
          <table:table-cell office:value-type="float" office:value="63416" calcext:value-type="float">
            <text:p>63416</text:p>
          </table:table-cell>
          <table:table-cell office:value-type="float" office:value="120540" calcext:value-type="float">
            <text:p>120540</text:p>
          </table:table-cell>
          <table:table-cell office:value-type="float" office:value="20528" calcext:value-type="float">
            <text:p>20528</text:p>
          </table:table-cell>
          <table:table-cell office:value-type="float" office:value="0.00000715317" calcext:value-type="float">
            <text:p>0.00000715317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00000715317" calcext:value-type="float">
            <text:p>0.00000715317</text:p>
          </table:table-cell>
          <table:table-cell office:value-type="float" office:value="0.0000288378" calcext:value-type="float">
            <text:p>0.00002883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7.625" calcext:value-type="float">
            <text:p>547.625</text:p>
          </table:table-cell>
          <table:table-cell office:value-type="float" office:value="488.305" calcext:value-type="float">
            <text:p>488.305</text:p>
          </table:table-cell>
          <table:table-cell office:value-type="float" office:value="362411" calcext:value-type="float">
            <text:p>362411</text:p>
          </table:table-cell>
          <table:table-cell office:value-type="float" office:value="29963" calcext:value-type="float">
            <text:p>29963</text:p>
          </table:table-cell>
          <table:table-cell office:value-type="float" office:value="570790" calcext:value-type="float">
            <text:p>570790</text:p>
          </table:table-cell>
          <table:table-cell office:value-type="float" office:value="11735" calcext:value-type="float">
            <text:p>11735</text:p>
          </table:table-cell>
          <table:table-cell office:value-type="float" office:value="0.0000288378" calcext:value-type="float">
            <text:p>0.0000288378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0000196016" calcext:value-type="float">
            <text:p>0.0000196016</text:p>
          </table:table-cell>
          <table:table-cell office:value-type="float" office:value="0.0000337167" calcext:value-type="float">
            <text:p>0.0000337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SQUARE, WEIGHT=0.5</text:p>
          </table:table-cell>
          <table:table-cell table:number-columns-repeated="19"/>
          <table:table-cell office:value-type="float" office:value="0.7" calcext:value-type="float">
            <text:p>0.7</text:p>
          </table:table-cell>
          <table:table-cell office:value-type="float" office:value="0.0000385776" calcext:value-type="float">
            <text:p>0.0000385776</text:p>
          </table:table-cell>
          <table:table-cell office:value-type="float" office:value="0.0000396812" calcext:value-type="float">
            <text:p>0.00003968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.214" calcext:value-type="float">
            <text:p>164.214</text:p>
          </table:table-cell>
          <table:table-cell office:value-type="float" office:value="156.243" calcext:value-type="float">
            <text:p>156.243</text:p>
          </table:table-cell>
          <table:table-cell office:value-type="float" office:value="844495" calcext:value-type="float">
            <text:p>844495</text:p>
          </table:table-cell>
          <table:table-cell office:value-type="float" office:value="67946" calcext:value-type="float">
            <text:p>67946</text:p>
          </table:table-cell>
          <table:table-cell office:value-type="float" office:value="87786" calcext:value-type="float">
            <text:p>87786</text:p>
          </table:table-cell>
          <table:table-cell office:value-type="float" office:value="20613" calcext:value-type="float">
            <text:p>20613</text:p>
          </table:table-cell>
          <table:table-cell office:value-type="float" office:value="0.0000196016" calcext:value-type="float">
            <text:p>0.0000196016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0000635987" calcext:value-type="float">
            <text:p>0.0000635987</text:p>
          </table:table-cell>
          <table:table-cell office:value-type="float" office:value="0.0000492712" calcext:value-type="float">
            <text:p>0.00004927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7.625" calcext:value-type="float">
            <text:p>547.625</text:p>
          </table:table-cell>
          <table:table-cell office:value-type="float" office:value="488.38" calcext:value-type="float">
            <text:p>488.38</text:p>
          </table:table-cell>
          <table:table-cell office:value-type="float" office:value="360505" calcext:value-type="float">
            <text:p>360505</text:p>
          </table:table-cell>
          <table:table-cell office:value-type="float" office:value="29690" calcext:value-type="float">
            <text:p>29690</text:p>
          </table:table-cell>
          <table:table-cell office:value-type="float" office:value="576136" calcext:value-type="float">
            <text:p>576136</text:p>
          </table:table-cell>
          <table:table-cell office:value-type="float" office:value="11978" calcext:value-type="float">
            <text:p>11978</text:p>
          </table:table-cell>
          <table:table-cell office:value-type="float" office:value="0.0000337167" calcext:value-type="float">
            <text:p>0.0000337167</text:p>
          </table:table-cell>
          <table:table-cell table:number-columns-repeated="2"/>
          <table:table-cell office:value-type="string" calcext:value-type="string">
            <text:p>[-0.25,0.25]</text:p>
          </table:table-cell>
          <table:table-cell office:value-type="float" office:value="0.0000410123" calcext:value-type="float">
            <text:p>0.0000410123</text:p>
          </table:table-cell>
          <table:table-cell office:value-type="float" office:value="0.000000900739" calcext:value-type="float">
            <text:p>0.0000009007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SQUARE, WEIGHT=0.7</text:p>
          </table:table-cell>
          <table:table-cell table:number-columns-repeated="19"/>
          <table:table-cell office:value-type="string" calcext:value-type="string">
            <text:p>[-0.2,0.2]</text:p>
          </table:table-cell>
          <table:table-cell office:value-type="float" office:value="0.0000294336" calcext:value-type="float">
            <text:p>0.0000294336</text:p>
          </table:table-cell>
          <table:table-cell office:value-type="float" office:value="0.000000883354" calcext:value-type="float">
            <text:p>0.0000008833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.072" calcext:value-type="float">
            <text:p>164.072</text:p>
          </table:table-cell>
          <table:table-cell office:value-type="float" office:value="156.403" calcext:value-type="float">
            <text:p>156.403</text:p>
          </table:table-cell>
          <table:table-cell office:value-type="float" office:value="846077" calcext:value-type="float">
            <text:p>846077</text:p>
          </table:table-cell>
          <table:table-cell office:value-type="float" office:value="66994" calcext:value-type="float">
            <text:p>66994</text:p>
          </table:table-cell>
          <table:table-cell office:value-type="float" office:value="126994" calcext:value-type="float">
            <text:p>126994</text:p>
          </table:table-cell>
          <table:table-cell office:value-type="float" office:value="21106" calcext:value-type="float">
            <text:p>21106</text:p>
          </table:table-cell>
          <table:table-cell office:value-type="float" office:value="0.0000385776" calcext:value-type="float">
            <text:p>0.00003857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7.625" calcext:value-type="float">
            <text:p>547.625</text:p>
          </table:table-cell>
          <table:table-cell office:value-type="float" office:value="488.417" calcext:value-type="float">
            <text:p>488.417</text:p>
          </table:table-cell>
          <table:table-cell office:value-type="float" office:value="360613" calcext:value-type="float">
            <text:p>360613</text:p>
          </table:table-cell>
          <table:table-cell office:value-type="float" office:value="29602" calcext:value-type="float">
            <text:p>29602</text:p>
          </table:table-cell>
          <table:table-cell office:value-type="float" office:value="575046" calcext:value-type="float">
            <text:p>575046</text:p>
          </table:table-cell>
          <table:table-cell office:value-type="float" office:value="12018" calcext:value-type="float">
            <text:p>12018</text:p>
          </table:table-cell>
          <table:table-cell office:value-type="float" office:value="0.0000396812" calcext:value-type="float">
            <text:p>0.00003968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SQUARE, WEIGHT=0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.072" calcext:value-type="float">
            <text:p>164.072</text:p>
          </table:table-cell>
          <table:table-cell office:value-type="float" office:value="156.034" calcext:value-type="float">
            <text:p>156.034</text:p>
          </table:table-cell>
          <table:table-cell office:value-type="float" office:value="846583" calcext:value-type="float">
            <text:p>846583</text:p>
          </table:table-cell>
          <table:table-cell office:value-type="float" office:value="64954" calcext:value-type="float">
            <text:p>64954</text:p>
          </table:table-cell>
          <table:table-cell office:value-type="float" office:value="124792" calcext:value-type="float">
            <text:p>124792</text:p>
          </table:table-cell>
          <table:table-cell office:value-type="float" office:value="20828" calcext:value-type="float">
            <text:p>20828</text:p>
          </table:table-cell>
          <table:table-cell office:value-type="float" office:value="0.0000635987" calcext:value-type="float">
            <text:p>0.00006359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7.625" calcext:value-type="float">
            <text:p>547.625</text:p>
          </table:table-cell>
          <table:table-cell office:value-type="float" office:value="488.466" calcext:value-type="float">
            <text:p>488.466</text:p>
          </table:table-cell>
          <table:table-cell office:value-type="float" office:value="359271" calcext:value-type="float">
            <text:p>359271</text:p>
          </table:table-cell>
          <table:table-cell office:value-type="float" office:value="29379" calcext:value-type="float">
            <text:p>29379</text:p>
          </table:table-cell>
          <table:table-cell office:value-type="float" office:value="573006" calcext:value-type="float">
            <text:p>573006</text:p>
          </table:table-cell>
          <table:table-cell office:value-type="float" office:value="12028" calcext:value-type="float">
            <text:p>12028</text:p>
          </table:table-cell>
          <table:table-cell office:value-type="float" office:value="0.0000492712" calcext:value-type="float">
            <text:p>0.00004927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SQUARE, WEIGHT=0.9, 64 add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.012" calcext:value-type="float">
            <text:p>164.012</text:p>
          </table:table-cell>
          <table:table-cell office:value-type="float" office:value="156.148" calcext:value-type="float">
            <text:p>156.148</text:p>
          </table:table-cell>
          <table:table-cell office:value-type="float" office:value="844539" calcext:value-type="float">
            <text:p>844539</text:p>
          </table:table-cell>
          <table:table-cell office:value-type="float" office:value="64750" calcext:value-type="float">
            <text:p>64750</text:p>
          </table:table-cell>
          <table:table-cell office:value-type="float" office:value="227290" calcext:value-type="float">
            <text:p>227290</text:p>
          </table:table-cell>
          <table:table-cell office:value-type="float" office:value="21291" calcext:value-type="float">
            <text:p>21291</text:p>
          </table:table-cell>
          <table:table-cell office:value-type="float" office:value="0.000256483" calcext:value-type="float">
            <text:p>0.0002564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4.024" calcext:value-type="float">
            <text:p>544.024</text:p>
          </table:table-cell>
          <table:table-cell office:value-type="float" office:value="484.777" calcext:value-type="float">
            <text:p>484.777</text:p>
          </table:table-cell>
          <table:table-cell office:value-type="float" office:value="357304" calcext:value-type="float">
            <text:p>357304</text:p>
          </table:table-cell>
          <table:table-cell office:value-type="float" office:value="29341" calcext:value-type="float">
            <text:p>29341</text:p>
          </table:table-cell>
          <table:table-cell office:value-type="float" office:value="1130947" calcext:value-type="float">
            <text:p>1130947</text:p>
          </table:table-cell>
          <table:table-cell office:value-type="float" office:value="12007" calcext:value-type="float">
            <text:p>12007</text:p>
          </table:table-cell>
          <table:table-cell office:value-type="float" office:value="0.000194555" calcext:value-type="float">
            <text:p>0.0001945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SQUARE, WEIGHT=1/64, 64 add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.211" calcext:value-type="float">
            <text:p>164.211</text:p>
          </table:table-cell>
          <table:table-cell office:value-type="float" office:value="156.312" calcext:value-type="float">
            <text:p>156.312</text:p>
          </table:table-cell>
          <table:table-cell office:value-type="float" office:value="847836" calcext:value-type="float">
            <text:p>847836</text:p>
          </table:table-cell>
          <table:table-cell office:value-type="float" office:value="63097" calcext:value-type="float">
            <text:p>63097</text:p>
          </table:table-cell>
          <table:table-cell office:value-type="float" office:value="146434" calcext:value-type="float">
            <text:p>146434</text:p>
          </table:table-cell>
          <table:table-cell office:value-type="float" office:value="20891" calcext:value-type="float">
            <text:p>20891</text:p>
          </table:table-cell>
          <table:table-cell office:value-type="float" office:value="0.000000111973" calcext:value-type="float">
            <text:p>0.0000001119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4.024" calcext:value-type="float">
            <text:p>544.024</text:p>
          </table:table-cell>
          <table:table-cell office:value-type="float" office:value="484.696" calcext:value-type="float">
            <text:p>484.696</text:p>
          </table:table-cell>
          <table:table-cell office:value-type="float" office:value="377849" calcext:value-type="float">
            <text:p>377849</text:p>
          </table:table-cell>
          <table:table-cell office:value-type="float" office:value="31801" calcext:value-type="float">
            <text:p>31801</text:p>
          </table:table-cell>
          <table:table-cell office:value-type="float" office:value="1180886" calcext:value-type="float">
            <text:p>1180886</text:p>
          </table:table-cell>
          <table:table-cell office:value-type="float" office:value="13346" calcext:value-type="float">
            <text:p>13346</text:p>
          </table:table-cell>
          <table:table-cell office:value-type="float" office:value="0.000106606" calcext:value-type="float">
            <text:p>0.0001066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SQUARE, WEIGHT=0.2, 32 add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.214" calcext:value-type="float">
            <text:p>164.214</text:p>
          </table:table-cell>
          <table:table-cell office:value-type="float" office:value="156.29" calcext:value-type="float">
            <text:p>156.29</text:p>
          </table:table-cell>
          <table:table-cell office:value-type="float" office:value="842382" calcext:value-type="float">
            <text:p>842382</text:p>
          </table:table-cell>
          <table:table-cell office:value-type="float" office:value="65170" calcext:value-type="float">
            <text:p>65170</text:p>
          </table:table-cell>
          <table:table-cell office:value-type="float" office:value="88186" calcext:value-type="float">
            <text:p>88186</text:p>
          </table:table-cell>
          <table:table-cell office:value-type="float" office:value="20728" calcext:value-type="float">
            <text:p>20728</text:p>
          </table:table-cell>
          <table:table-cell office:value-type="float" office:value="0.00000316942" calcext:value-type="float">
            <text:p>0.000003169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7.625" calcext:value-type="float">
            <text:p>547.625</text:p>
          </table:table-cell>
          <table:table-cell office:value-type="float" office:value="488.557" calcext:value-type="float">
            <text:p>488.557</text:p>
          </table:table-cell>
          <table:table-cell office:value-type="float" office:value="357938" calcext:value-type="float">
            <text:p>357938</text:p>
          </table:table-cell>
          <table:table-cell office:value-type="float" office:value="29061" calcext:value-type="float">
            <text:p>29061</text:p>
          </table:table-cell>
          <table:table-cell office:value-type="float" office:value="565193" calcext:value-type="float">
            <text:p>565193</text:p>
          </table:table-cell>
          <table:table-cell office:value-type="float" office:value="11696" calcext:value-type="float">
            <text:p>11696</text:p>
          </table:table-cell>
          <table:table-cell office:value-type="float" office:value="0.0000281423" calcext:value-type="float">
            <text:p>0.00002814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SQUARE, WEIGHT==-0.2, 32 add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.214" calcext:value-type="float">
            <text:p>164.214</text:p>
          </table:table-cell>
          <table:table-cell office:value-type="float" office:value="156.445" calcext:value-type="float">
            <text:p>156.445</text:p>
          </table:table-cell>
          <table:table-cell office:value-type="float" office:value="833735" calcext:value-type="float">
            <text:p>833735</text:p>
          </table:table-cell>
          <table:table-cell office:value-type="float" office:value="66482" calcext:value-type="float">
            <text:p>66482</text:p>
          </table:table-cell>
          <table:table-cell office:value-type="float" office:value="101790" calcext:value-type="float">
            <text:p>101790</text:p>
          </table:table-cell>
          <table:table-cell office:value-type="float" office:value="20332" calcext:value-type="float">
            <text:p>20332</text:p>
          </table:table-cell>
          <table:table-cell office:value-type="float" office:value="0.00000318352" calcext:value-type="float">
            <text:p>0.000003183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7.625" calcext:value-type="float">
            <text:p>547.625</text:p>
          </table:table-cell>
          <table:table-cell office:value-type="float" office:value="488.409" calcext:value-type="float">
            <text:p>488.409</text:p>
          </table:table-cell>
          <table:table-cell office:value-type="float" office:value="360729" calcext:value-type="float">
            <text:p>360729</text:p>
          </table:table-cell>
          <table:table-cell office:value-type="float" office:value="29309" calcext:value-type="float">
            <text:p>29309</text:p>
          </table:table-cell>
          <table:table-cell office:value-type="float" office:value="582288" calcext:value-type="float">
            <text:p>582288</text:p>
          </table:table-cell>
          <table:table-cell office:value-type="float" office:value="12555" calcext:value-type="float">
            <text:p>12555</text:p>
          </table:table-cell>
          <table:table-cell office:value-type="float" office:value="0.0000282086" calcext:value-type="float">
            <text:p>0.00002820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SQUARE, WEIGHT==rand(-0.2, 0.2), 32 add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.983" calcext:value-type="float">
            <text:p>163.983</text:p>
          </table:table-cell>
          <table:table-cell office:value-type="float" office:value="156.055" calcext:value-type="float">
            <text:p>156.055</text:p>
          </table:table-cell>
          <table:table-cell office:value-type="float" office:value="848628" calcext:value-type="float">
            <text:p>848628</text:p>
          </table:table-cell>
          <table:table-cell office:value-type="float" office:value="66546" calcext:value-type="float">
            <text:p>66546</text:p>
          </table:table-cell>
          <table:table-cell office:value-type="float" office:value="137600" calcext:value-type="float">
            <text:p>137600</text:p>
          </table:table-cell>
          <table:table-cell office:value-type="float" office:value="20884" calcext:value-type="float">
            <text:p>20884</text:p>
          </table:table-cell>
          <table:table-cell office:value-type="float" office:value="0.0000294336" calcext:value-type="float">
            <text:p>0.00002943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7.625" calcext:value-type="float">
            <text:p>547.625</text:p>
          </table:table-cell>
          <table:table-cell office:value-type="float" office:value="488.42" calcext:value-type="float">
            <text:p>488.42</text:p>
          </table:table-cell>
          <table:table-cell office:value-type="float" office:value="353482" calcext:value-type="float">
            <text:p>353482</text:p>
          </table:table-cell>
          <table:table-cell office:value-type="float" office:value="28873" calcext:value-type="float">
            <text:p>28873</text:p>
          </table:table-cell>
          <table:table-cell office:value-type="float" office:value="563638" calcext:value-type="float">
            <text:p>563638</text:p>
          </table:table-cell>
          <table:table-cell office:value-type="float" office:value="11621" calcext:value-type="float">
            <text:p>11621</text:p>
          </table:table-cell>
          <table:table-cell office:value-type="float" office:value="0.000000883354" calcext:value-type="float">
            <text:p>0.0000008833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SQUARE, WEIGHT==rand(-0.2, 0.2), 32 add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.983" calcext:value-type="float">
            <text:p>163.983</text:p>
          </table:table-cell>
          <table:table-cell office:value-type="float" office:value="156.055" calcext:value-type="float">
            <text:p>156.055</text:p>
          </table:table-cell>
          <table:table-cell office:value-type="float" office:value="848628" calcext:value-type="float">
            <text:p>848628</text:p>
          </table:table-cell>
          <table:table-cell office:value-type="float" office:value="66546" calcext:value-type="float">
            <text:p>66546</text:p>
          </table:table-cell>
          <table:table-cell office:value-type="float" office:value="137600" calcext:value-type="float">
            <text:p>137600</text:p>
          </table:table-cell>
          <table:table-cell office:value-type="float" office:value="20884" calcext:value-type="float">
            <text:p>20884</text:p>
          </table:table-cell>
          <table:table-cell office:value-type="float" office:value="0.0000294336" calcext:value-type="float">
            <text:p>0.00002943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7.625" calcext:value-type="float">
            <text:p>547.625</text:p>
          </table:table-cell>
          <table:table-cell office:value-type="float" office:value="488.42" calcext:value-type="float">
            <text:p>488.42</text:p>
          </table:table-cell>
          <table:table-cell office:value-type="float" office:value="353482" calcext:value-type="float">
            <text:p>353482</text:p>
          </table:table-cell>
          <table:table-cell office:value-type="float" office:value="28873" calcext:value-type="float">
            <text:p>28873</text:p>
          </table:table-cell>
          <table:table-cell office:value-type="float" office:value="563638" calcext:value-type="float">
            <text:p>563638</text:p>
          </table:table-cell>
          <table:table-cell office:value-type="float" office:value="11621" calcext:value-type="float">
            <text:p>11621</text:p>
          </table:table-cell>
          <table:table-cell office:value-type="float" office:value="0.000000883354" calcext:value-type="float">
            <text:p>0.0000008833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SQUARE, WEIGHT==rand(0.2, 0.6), 32 add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.062" calcext:value-type="float">
            <text:p>164.062</text:p>
          </table:table-cell>
          <table:table-cell office:value-type="float" office:value="156.276" calcext:value-type="float">
            <text:p>156.276</text:p>
          </table:table-cell>
          <table:table-cell office:value-type="float" office:value="835666" calcext:value-type="float">
            <text:p>835666</text:p>
          </table:table-cell>
          <table:table-cell office:value-type="float" office:value="63314" calcext:value-type="float">
            <text:p>63314</text:p>
          </table:table-cell>
          <table:table-cell office:value-type="float" office:value="122365" calcext:value-type="float">
            <text:p>122365</text:p>
          </table:table-cell>
          <table:table-cell office:value-type="float" office:value="20411" calcext:value-type="float">
            <text:p>20411</text:p>
          </table:table-cell>
          <table:table-cell office:value-type="float" office:value="0.0000771696" calcext:value-type="float">
            <text:p>0.00007716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7.625" calcext:value-type="float">
            <text:p>547.625</text:p>
          </table:table-cell>
          <table:table-cell office:value-type="float" office:value="488.427" calcext:value-type="float">
            <text:p>488.427</text:p>
          </table:table-cell>
          <table:table-cell office:value-type="float" office:value="357903" calcext:value-type="float">
            <text:p>357903</text:p>
          </table:table-cell>
          <table:table-cell office:value-type="float" office:value="29388" calcext:value-type="float">
            <text:p>29388</text:p>
          </table:table-cell>
          <table:table-cell office:value-type="float" office:value="575077" calcext:value-type="float">
            <text:p>575077</text:p>
          </table:table-cell>
          <table:table-cell office:value-type="float" office:value="12151" calcext:value-type="float">
            <text:p>12151</text:p>
          </table:table-cell>
          <table:table-cell office:value-type="float" office:value="0.0000053249" calcext:value-type="float">
            <text:p>0.00000532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SQUARE, NO ADDITION, WEIGHT==0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.121" calcext:value-type="float">
            <text:p>164.121</text:p>
          </table:table-cell>
          <table:table-cell office:value-type="float" office:value="156.152" calcext:value-type="float">
            <text:p>156.152</text:p>
          </table:table-cell>
          <table:table-cell office:value-type="float" office:value="843525" calcext:value-type="float">
            <text:p>843525</text:p>
          </table:table-cell>
          <table:table-cell office:value-type="float" office:value="65491" calcext:value-type="float">
            <text:p>65491</text:p>
          </table:table-cell>
          <table:table-cell office:value-type="float" office:value="41020" calcext:value-type="float">
            <text:p>41020</text:p>
          </table:table-cell>
          <table:table-cell office:value-type="float" office:value="21244" calcext:value-type="float">
            <text:p>21244</text:p>
          </table:table-cell>
          <table:table-cell office:value-type="float" office:value="0.0000000356902" calcext:value-type="float">
            <text:p>0.00000003569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0.823" calcext:value-type="float">
            <text:p>540.823</text:p>
          </table:table-cell>
          <table:table-cell office:value-type="float" office:value="481.542" calcext:value-type="float">
            <text:p>481.542</text:p>
          </table:table-cell>
          <table:table-cell office:value-type="float" office:value="362414" calcext:value-type="float">
            <text:p>362414</text:p>
          </table:table-cell>
          <table:table-cell office:value-type="float" office:value="29267" calcext:value-type="float">
            <text:p>29267</text:p>
          </table:table-cell>
          <table:table-cell office:value-type="float" office:value="552563" calcext:value-type="float">
            <text:p>552563</text:p>
          </table:table-cell>
          <table:table-cell office:value-type="float" office:value="13467" calcext:value-type="float">
            <text:p>13467</text:p>
          </table:table-cell>
          <table:table-cell office:value-type="float" office:value="0.0000000265103" calcext:value-type="float">
            <text:p>0.00000002651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SQUARE, WEIGHT==0.1, 32 addition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.214" calcext:value-type="float">
            <text:p>164.214</text:p>
          </table:table-cell>
          <table:table-cell office:value-type="float" office:value="156.169" calcext:value-type="float">
            <text:p>156.169</text:p>
          </table:table-cell>
          <table:table-cell office:value-type="float" office:value="831483" calcext:value-type="float">
            <text:p>831483</text:p>
          </table:table-cell>
          <table:table-cell office:value-type="float" office:value="65192" calcext:value-type="float">
            <text:p>65192</text:p>
          </table:table-cell>
          <table:table-cell office:value-type="float" office:value="82399" calcext:value-type="float">
            <text:p>82399</text:p>
          </table:table-cell>
          <table:table-cell office:value-type="float" office:value="20527" calcext:value-type="float">
            <text:p>20527</text:p>
          </table:table-cell>
          <table:table-cell office:value-type="float" office:value="0.00000081916" calcext:value-type="float">
            <text:p>0.000000819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7.625" calcext:value-type="float">
            <text:p>547.625</text:p>
          </table:table-cell>
          <table:table-cell office:value-type="float" office:value="488.281" calcext:value-type="float">
            <text:p>488.281</text:p>
          </table:table-cell>
          <table:table-cell office:value-type="float" office:value="355910" calcext:value-type="float">
            <text:p>355910</text:p>
          </table:table-cell>
          <table:table-cell office:value-type="float" office:value="28540" calcext:value-type="float">
            <text:p>28540</text:p>
          </table:table-cell>
          <table:table-cell office:value-type="float" office:value="553677" calcext:value-type="float">
            <text:p>553677</text:p>
          </table:table-cell>
          <table:table-cell office:value-type="float" office:value="12921" calcext:value-type="float">
            <text:p>12921</text:p>
          </table:table-cell>
          <table:table-cell office:value-type="float" office:value="0.0000272354" calcext:value-type="float">
            <text:p>0.00002723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SQUARE, WEIGHT==rand(0.1, 0.1001), 32 additions</text:p>
          </table:table-cell>
          <table:table-cell table:number-columns-repeated="18"/>
          <table:table-cell office:value-type="string" calcext:value-type="string">
            <text:p>initial weight</text:p>
          </table:table-cell>
          <table:table-cell office:value-type="string" calcext:value-type="string">
            <text:p>random_range</text:p>
          </table:table-cell>
          <table:table-cell office:value-type="string" calcext:value-type="string">
            <text:p>HELib</text:p>
          </table:table-cell>
          <table:table-cell office:value-type="string" calcext:value-type="string">
            <text:p>SEAL</text:p>
          </table:table-cell>
          <table:table-cell office:value-type="string" calcext:value-type="string">
            <text:p>initial weight</text:p>
          </table:table-cell>
          <table:table-cell office:value-type="string" calcext:value-type="string">
            <text:p>HELib</text:p>
          </table:table-cell>
          <table:table-cell office:value-type="string" calcext:value-type="string">
            <text:p>SEAL</text:p>
          </table:table-cell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.163" calcext:value-type="float">
            <text:p>164.163</text:p>
          </table:table-cell>
          <table:table-cell office:value-type="float" office:value="156.162" calcext:value-type="float">
            <text:p>156.162</text:p>
          </table:table-cell>
          <table:table-cell office:value-type="float" office:value="834900" calcext:value-type="float">
            <text:p>834900</text:p>
          </table:table-cell>
          <table:table-cell office:value-type="float" office:value="66448" calcext:value-type="float">
            <text:p>66448</text:p>
          </table:table-cell>
          <table:table-cell office:value-type="float" office:value="83265" calcext:value-type="float">
            <text:p>83265</text:p>
          </table:table-cell>
          <table:table-cell office:value-type="float" office:value="20835" calcext:value-type="float">
            <text:p>20835</text:p>
          </table:table-cell>
          <table:table-cell office:value-type="float" office:value="0.00000155204" calcext:value-type="float">
            <text:p>0.0000015520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0155204" calcext:value-type="float">
            <text:p>0.00000155204</text:p>
          </table:table-cell>
          <table:table-cell office:value-type="float" office:value="0.0000012129" calcext:value-type="float">
            <text:p>0.0000012129</text:p>
          </table:table-cell>
          <table:table-cell office:value-type="float" office:value="0.2" calcext:value-type="float">
            <text:p>0.2</text:p>
          </table:table-cell>
          <table:table-cell office:value-type="float" office:value="0.00000372627" calcext:value-type="float">
            <text:p>0.00000372627</text:p>
          </table:table-cell>
          <table:table-cell office:value-type="float" office:value="0.00000202436" calcext:value-type="float">
            <text:p>0.00000202436</text:p>
          </table:table-cell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7.625" calcext:value-type="float">
            <text:p>547.625</text:p>
          </table:table-cell>
          <table:table-cell office:value-type="float" office:value="488.6" calcext:value-type="float">
            <text:p>488.6</text:p>
          </table:table-cell>
          <table:table-cell office:value-type="float" office:value="357994" calcext:value-type="float">
            <text:p>357994</text:p>
          </table:table-cell>
          <table:table-cell office:value-type="float" office:value="28651" calcext:value-type="float">
            <text:p>28651</text:p>
          </table:table-cell>
          <table:table-cell office:value-type="float" office:value="552387" calcext:value-type="float">
            <text:p>552387</text:p>
          </table:table-cell>
          <table:table-cell office:value-type="float" office:value="11752" calcext:value-type="float">
            <text:p>11752</text:p>
          </table:table-cell>
          <table:table-cell office:value-type="float" office:value="0.0000012129" calcext:value-type="float">
            <text:p>0.0000012129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000873663" calcext:value-type="float">
            <text:p>0.0000873663</text:p>
          </table:table-cell>
          <table:table-cell office:value-type="float" office:value="0.00000118119" calcext:value-type="float">
            <text:p>0.00000118119</text:p>
          </table:table-cell>
          <table:table-cell/>
          <table:table-cell office:value-type="float" office:value="0.0000882022" calcext:value-type="float">
            <text:p>0.0000882022</text:p>
          </table:table-cell>
          <table:table-cell office:value-type="float" office:value="0.0000019846" calcext:value-type="float">
            <text:p>0.0000019846</text:p>
          </table:table-cell>
        </table:table-row>
        <table:table-row table:style-name="ro1">
          <table:table-cell office:value-type="string" calcext:value-type="string">
            <text:p>NO SQUARE, WEIGHT==rand(0.1, 0.101), 32 additions</text:p>
          </table:table-cell>
          <table:table-cell table:number-columns-repeated="19"/>
          <table:table-cell office:value-type="float" office:value="0.005" calcext:value-type="float">
            <text:p>0.005</text:p>
          </table:table-cell>
          <table:table-cell office:value-type="float" office:value="0.0000209851" calcext:value-type="float">
            <text:p>0.0000209851</text:p>
          </table:table-cell>
          <table:table-cell office:value-type="float" office:value="0.00000131971" calcext:value-type="float">
            <text:p>0.00000131971</text:p>
          </table:table-cell>
          <table:table-cell/>
          <table:table-cell office:value-type="float" office:value="0.0000860218" calcext:value-type="float">
            <text:p>0.0000860218</text:p>
          </table:table-cell>
          <table:table-cell office:value-type="float" office:value="0.00000198946" calcext:value-type="float">
            <text:p>0.00000198946</text:p>
          </table:table-cell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.163" calcext:value-type="float">
            <text:p>164.163</text:p>
          </table:table-cell>
          <table:table-cell office:value-type="float" office:value="156.351" calcext:value-type="float">
            <text:p>156.351</text:p>
          </table:table-cell>
          <table:table-cell office:value-type="float" office:value="829121" calcext:value-type="float">
            <text:p>829121</text:p>
          </table:table-cell>
          <table:table-cell office:value-type="float" office:value="63998" calcext:value-type="float">
            <text:p>63998</text:p>
          </table:table-cell>
          <table:table-cell office:value-type="float" office:value="82046" calcext:value-type="float">
            <text:p>82046</text:p>
          </table:table-cell>
          <table:table-cell office:value-type="float" office:value="20884" calcext:value-type="float">
            <text:p>20884</text:p>
          </table:table-cell>
          <table:table-cell office:value-type="float" office:value="0.0000873663" calcext:value-type="float">
            <text:p>0.0000873663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0.0000208235" calcext:value-type="float">
            <text:p>0.0000208235</text:p>
          </table:table-cell>
          <table:table-cell office:value-type="float" office:value="0.00000119018" calcext:value-type="float">
            <text:p>0.00000119018</text:p>
          </table:table-cell>
          <table:table-cell/>
          <table:table-cell office:value-type="float" office:value="0.0000257933" calcext:value-type="float">
            <text:p>0.0000257933</text:p>
          </table:table-cell>
          <table:table-cell office:value-type="float" office:value="0.00000202882" calcext:value-type="float">
            <text:p>0.00000202882</text:p>
          </table:table-cell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7.625" calcext:value-type="float">
            <text:p>547.625</text:p>
          </table:table-cell>
          <table:table-cell office:value-type="float" office:value="488.408" calcext:value-type="float">
            <text:p>488.408</text:p>
          </table:table-cell>
          <table:table-cell office:value-type="float" office:value="354306" calcext:value-type="float">
            <text:p>354306</text:p>
          </table:table-cell>
          <table:table-cell office:value-type="float" office:value="28627" calcext:value-type="float">
            <text:p>28627</text:p>
          </table:table-cell>
          <table:table-cell office:value-type="float" office:value="559839" calcext:value-type="float">
            <text:p>559839</text:p>
          </table:table-cell>
          <table:table-cell office:value-type="float" office:value="11745" calcext:value-type="float">
            <text:p>11745</text:p>
          </table:table-cell>
          <table:table-cell office:value-type="float" office:value="0.00000118119" calcext:value-type="float">
            <text:p>0.00000118119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.0000397071" calcext:value-type="float">
            <text:p>0.0000397071</text:p>
          </table:table-cell>
          <table:table-cell office:value-type="float" office:value="0.00000149329" calcext:value-type="float">
            <text:p>0.00000149329</text:p>
          </table:table-cell>
          <table:table-cell/>
          <table:table-cell office:value-type="float" office:value="0.0000840255" calcext:value-type="float">
            <text:p>0.0000840255</text:p>
          </table:table-cell>
          <table:table-cell office:value-type="float" office:value="0.00000256945" calcext:value-type="float">
            <text:p>0.00000256945</text:p>
          </table:table-cell>
        </table:table-row>
        <table:table-row table:style-name="ro1">
          <table:table-cell office:value-type="string" calcext:value-type="string">
            <text:p>NO SQUARE, WEIGHT==rand(0.1, 0.105), 32 addition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.983" calcext:value-type="float">
            <text:p>163.983</text:p>
          </table:table-cell>
          <table:table-cell office:value-type="float" office:value="156.163" calcext:value-type="float">
            <text:p>156.163</text:p>
          </table:table-cell>
          <table:table-cell office:value-type="float" office:value="839027" calcext:value-type="float">
            <text:p>839027</text:p>
          </table:table-cell>
          <table:table-cell office:value-type="float" office:value="64875" calcext:value-type="float">
            <text:p>64875</text:p>
          </table:table-cell>
          <table:table-cell office:value-type="float" office:value="124611" calcext:value-type="float">
            <text:p>124611</text:p>
          </table:table-cell>
          <table:table-cell office:value-type="float" office:value="24182" calcext:value-type="float">
            <text:p>24182</text:p>
          </table:table-cell>
          <table:table-cell office:value-type="float" office:value="0.0000209851" calcext:value-type="float">
            <text:p>0.00002098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7.625" calcext:value-type="float">
            <text:p>547.625</text:p>
          </table:table-cell>
          <table:table-cell office:value-type="float" office:value="488.345" calcext:value-type="float">
            <text:p>488.345</text:p>
          </table:table-cell>
          <table:table-cell office:value-type="float" office:value="354203" calcext:value-type="float">
            <text:p>354203</text:p>
          </table:table-cell>
          <table:table-cell office:value-type="float" office:value="28641" calcext:value-type="float">
            <text:p>28641</text:p>
          </table:table-cell>
          <table:table-cell office:value-type="float" office:value="555533" calcext:value-type="float">
            <text:p>555533</text:p>
          </table:table-cell>
          <table:table-cell office:value-type="float" office:value="11767" calcext:value-type="float">
            <text:p>11767</text:p>
          </table:table-cell>
          <table:table-cell office:value-type="float" office:value="0.00000131971" calcext:value-type="float">
            <text:p>0.000001319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SQUARE, WEIGHT==rand(0.1, 0.11), 32 addition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.983" calcext:value-type="float">
            <text:p>163.983</text:p>
          </table:table-cell>
          <table:table-cell office:value-type="float" office:value="156.054" calcext:value-type="float">
            <text:p>156.054</text:p>
          </table:table-cell>
          <table:table-cell office:value-type="float" office:value="842160" calcext:value-type="float">
            <text:p>842160</text:p>
          </table:table-cell>
          <table:table-cell office:value-type="float" office:value="64030" calcext:value-type="float">
            <text:p>64030</text:p>
          </table:table-cell>
          <table:table-cell office:value-type="float" office:value="123066" calcext:value-type="float">
            <text:p>123066</text:p>
          </table:table-cell>
          <table:table-cell office:value-type="float" office:value="21034" calcext:value-type="float">
            <text:p>21034</text:p>
          </table:table-cell>
          <table:table-cell office:value-type="float" office:value="0.0000208235" calcext:value-type="float">
            <text:p>0.00002082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7.625" calcext:value-type="float">
            <text:p>547.625</text:p>
          </table:table-cell>
          <table:table-cell office:value-type="float" office:value="488.349" calcext:value-type="float">
            <text:p>488.349</text:p>
          </table:table-cell>
          <table:table-cell office:value-type="float" office:value="352593" calcext:value-type="float">
            <text:p>352593</text:p>
          </table:table-cell>
          <table:table-cell office:value-type="float" office:value="28585" calcext:value-type="float">
            <text:p>28585</text:p>
          </table:table-cell>
          <table:table-cell office:value-type="float" office:value="556500" calcext:value-type="float">
            <text:p>556500</text:p>
          </table:table-cell>
          <table:table-cell office:value-type="float" office:value="11787" calcext:value-type="float">
            <text:p>11787</text:p>
          </table:table-cell>
          <table:table-cell office:value-type="float" office:value="0.00000119018" calcext:value-type="float">
            <text:p>0.000001190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SQUARE, WEIGHT==rand(0.1, 0.2), 32 additions</text:p>
          </table:table-cell>
          <table:table-cell table:number-columns-repeated="18"/>
          <table:table-cell office:value-type="string" calcext:value-type="string">
            <text:p>initial weight</text:p>
          </table:table-cell>
          <table:table-cell office:value-type="string" calcext:value-type="string">
            <text:p>random_range</text:p>
          </table:table-cell>
          <table:table-cell office:value-type="string" calcext:value-type="string">
            <text:p>HELib</text:p>
          </table:table-cell>
          <table:table-cell office:value-type="string" calcext:value-type="string">
            <text:p>SE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.983" calcext:value-type="float">
            <text:p>163.983</text:p>
          </table:table-cell>
          <table:table-cell office:value-type="float" office:value="155.969" calcext:value-type="float">
            <text:p>155.969</text:p>
          </table:table-cell>
          <table:table-cell office:value-type="float" office:value="852817" calcext:value-type="float">
            <text:p>852817</text:p>
          </table:table-cell>
          <table:table-cell office:value-type="float" office:value="68498" calcext:value-type="float">
            <text:p>68498</text:p>
          </table:table-cell>
          <table:table-cell office:value-type="float" office:value="127012" calcext:value-type="float">
            <text:p>127012</text:p>
          </table:table-cell>
          <table:table-cell office:value-type="float" office:value="21433" calcext:value-type="float">
            <text:p>21433</text:p>
          </table:table-cell>
          <table:table-cell office:value-type="float" office:value="0.0000397071" calcext:value-type="float">
            <text:p>0.000039707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00000820211" calcext:value-type="float">
            <text:p>0.000000820211</text:p>
          </table:table-cell>
          <table:table-cell office:value-type="float" office:value="0.0000271042" calcext:value-type="float">
            <text:p>0.00002710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7.625" calcext:value-type="float">
            <text:p>547.625</text:p>
          </table:table-cell>
          <table:table-cell office:value-type="float" office:value="488.334" calcext:value-type="float">
            <text:p>488.334</text:p>
          </table:table-cell>
          <table:table-cell office:value-type="float" office:value="355193" calcext:value-type="float">
            <text:p>355193</text:p>
          </table:table-cell>
          <table:table-cell office:value-type="float" office:value="29040" calcext:value-type="float">
            <text:p>29040</text:p>
          </table:table-cell>
          <table:table-cell office:value-type="float" office:value="560949" calcext:value-type="float">
            <text:p>560949</text:p>
          </table:table-cell>
          <table:table-cell office:value-type="float" office:value="11706" calcext:value-type="float">
            <text:p>11706</text:p>
          </table:table-cell>
          <table:table-cell office:value-type="float" office:value="0.00000149329" calcext:value-type="float">
            <text:p>0.00000149329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office:value-type="float" office:value="0.00000155204" calcext:value-type="float">
            <text:p>0.00000155204</text:p>
          </table:table-cell>
          <table:table-cell office:value-type="float" office:value="0.0000012129" calcext:value-type="float">
            <text:p>0.0000012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SQUARE, WEIGHT==rand(0.2, 0.2001), 32 additions</text:p>
          </table:table-cell>
          <table:table-cell table:number-columns-repeated="19"/>
          <table:table-cell office:value-type="float" office:value="0.001" calcext:value-type="float">
            <text:p>0.001</text:p>
          </table:table-cell>
          <table:table-cell office:value-type="float" office:value="0.0000873663" calcext:value-type="float">
            <text:p>0.0000873663</text:p>
          </table:table-cell>
          <table:table-cell office:value-type="float" office:value="0.00000118119" calcext:value-type="float">
            <text:p>0.00000118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.163" calcext:value-type="float">
            <text:p>164.163</text:p>
          </table:table-cell>
          <table:table-cell office:value-type="float" office:value="156.159" calcext:value-type="float">
            <text:p>156.159</text:p>
          </table:table-cell>
          <table:table-cell office:value-type="float" office:value="827591" calcext:value-type="float">
            <text:p>827591</text:p>
          </table:table-cell>
          <table:table-cell office:value-type="float" office:value="62224" calcext:value-type="float">
            <text:p>62224</text:p>
          </table:table-cell>
          <table:table-cell office:value-type="float" office:value="81034" calcext:value-type="float">
            <text:p>81034</text:p>
          </table:table-cell>
          <table:table-cell office:value-type="float" office:value="20615" calcext:value-type="float">
            <text:p>20615</text:p>
          </table:table-cell>
          <table:table-cell office:value-type="float" office:value="0.00000372627" calcext:value-type="float">
            <text:p>0.00000372627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00209851" calcext:value-type="float">
            <text:p>0.0000209851</text:p>
          </table:table-cell>
          <table:table-cell office:value-type="float" office:value="0.00000131971" calcext:value-type="float">
            <text:p>0.000001319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7.625" calcext:value-type="float">
            <text:p>547.625</text:p>
          </table:table-cell>
          <table:table-cell office:value-type="float" office:value="488.494" calcext:value-type="float">
            <text:p>488.494</text:p>
          </table:table-cell>
          <table:table-cell office:value-type="float" office:value="356322" calcext:value-type="float">
            <text:p>356322</text:p>
          </table:table-cell>
          <table:table-cell office:value-type="float" office:value="29075" calcext:value-type="float">
            <text:p>29075</text:p>
          </table:table-cell>
          <table:table-cell office:value-type="float" office:value="564306" calcext:value-type="float">
            <text:p>564306</text:p>
          </table:table-cell>
          <table:table-cell office:value-type="float" office:value="11842" calcext:value-type="float">
            <text:p>11842</text:p>
          </table:table-cell>
          <table:table-cell office:value-type="float" office:value="0.00000202436" calcext:value-type="float">
            <text:p>0.00000202436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0.0000208235" calcext:value-type="float">
            <text:p>0.0000208235</text:p>
          </table:table-cell>
          <table:table-cell office:value-type="float" office:value="0.00000119018" calcext:value-type="float">
            <text:p>0.00000119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SQUARE, WEIGHT==rand(0.2, 0.201), 32 additions</text:p>
          </table:table-cell>
          <table:table-cell table:number-columns-repeated="19"/>
          <table:table-cell office:value-type="float" office:value="0.1" calcext:value-type="float">
            <text:p>0.1</text:p>
          </table:table-cell>
          <table:table-cell office:value-type="float" office:value="0.0000397071" calcext:value-type="float">
            <text:p>0.0000397071</text:p>
          </table:table-cell>
          <table:table-cell office:value-type="float" office:value="0.00000149329" calcext:value-type="float">
            <text:p>0.000001493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.163" calcext:value-type="float">
            <text:p>164.163</text:p>
          </table:table-cell>
          <table:table-cell office:value-type="float" office:value="156.208" calcext:value-type="float">
            <text:p>156.208</text:p>
          </table:table-cell>
          <table:table-cell office:value-type="float" office:value="833009" calcext:value-type="float">
            <text:p>833009</text:p>
          </table:table-cell>
          <table:table-cell office:value-type="float" office:value="62881" calcext:value-type="float">
            <text:p>62881</text:p>
          </table:table-cell>
          <table:table-cell office:value-type="float" office:value="84092" calcext:value-type="float">
            <text:p>84092</text:p>
          </table:table-cell>
          <table:table-cell office:value-type="float" office:value="20437" calcext:value-type="float">
            <text:p>20437</text:p>
          </table:table-cell>
          <table:table-cell office:value-type="float" office:value="0.0000882022" calcext:value-type="float">
            <text:p>0.0000882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7.625" calcext:value-type="float">
            <text:p>547.625</text:p>
          </table:table-cell>
          <table:table-cell office:value-type="float" office:value="488.396" calcext:value-type="float">
            <text:p>488.396</text:p>
          </table:table-cell>
          <table:table-cell office:value-type="float" office:value="359104" calcext:value-type="float">
            <text:p>359104</text:p>
          </table:table-cell>
          <table:table-cell office:value-type="float" office:value="28950" calcext:value-type="float">
            <text:p>28950</text:p>
          </table:table-cell>
          <table:table-cell office:value-type="float" office:value="568994" calcext:value-type="float">
            <text:p>568994</text:p>
          </table:table-cell>
          <table:table-cell office:value-type="float" office:value="12129" calcext:value-type="float">
            <text:p>12129</text:p>
          </table:table-cell>
          <table:table-cell office:value-type="float" office:value="0.0000019846" calcext:value-type="float">
            <text:p>0.00000198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SQUARE, WEIGHT==rand(0.2, 0.205), 32 addition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.983" calcext:value-type="float">
            <text:p>163.983</text:p>
          </table:table-cell>
          <table:table-cell office:value-type="float" office:value="156.006" calcext:value-type="float">
            <text:p>156.006</text:p>
          </table:table-cell>
          <table:table-cell office:value-type="float" office:value="829912" calcext:value-type="float">
            <text:p>829912</text:p>
          </table:table-cell>
          <table:table-cell office:value-type="float" office:value="64082" calcext:value-type="float">
            <text:p>64082</text:p>
          </table:table-cell>
          <table:table-cell office:value-type="float" office:value="120245" calcext:value-type="float">
            <text:p>120245</text:p>
          </table:table-cell>
          <table:table-cell office:value-type="float" office:value="20583" calcext:value-type="float">
            <text:p>20583</text:p>
          </table:table-cell>
          <table:table-cell office:value-type="float" office:value="0.0000860218" calcext:value-type="float">
            <text:p>0.00008602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7.625" calcext:value-type="float">
            <text:p>547.625</text:p>
          </table:table-cell>
          <table:table-cell office:value-type="float" office:value="488.413" calcext:value-type="float">
            <text:p>488.413</text:p>
          </table:table-cell>
          <table:table-cell office:value-type="float" office:value="359141" calcext:value-type="float">
            <text:p>359141</text:p>
          </table:table-cell>
          <table:table-cell office:value-type="float" office:value="29154" calcext:value-type="float">
            <text:p>29154</text:p>
          </table:table-cell>
          <table:table-cell office:value-type="float" office:value="575446" calcext:value-type="float">
            <text:p>575446</text:p>
          </table:table-cell>
          <table:table-cell office:value-type="float" office:value="12088" calcext:value-type="float">
            <text:p>12088</text:p>
          </table:table-cell>
          <table:table-cell office:value-type="float" office:value="0.00000198946" calcext:value-type="float">
            <text:p>0.000001989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SQUARE, WEIGHT==rand(0.2, 0.21), 32 addition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.983" calcext:value-type="float">
            <text:p>163.983</text:p>
          </table:table-cell>
          <table:table-cell office:value-type="float" office:value="156.102" calcext:value-type="float">
            <text:p>156.102</text:p>
          </table:table-cell>
          <table:table-cell office:value-type="float" office:value="853499" calcext:value-type="float">
            <text:p>853499</text:p>
          </table:table-cell>
          <table:table-cell office:value-type="float" office:value="70621" calcext:value-type="float">
            <text:p>70621</text:p>
          </table:table-cell>
          <table:table-cell office:value-type="float" office:value="129976" calcext:value-type="float">
            <text:p>129976</text:p>
          </table:table-cell>
          <table:table-cell office:value-type="float" office:value="22151" calcext:value-type="float">
            <text:p>22151</text:p>
          </table:table-cell>
          <table:table-cell office:value-type="float" office:value="0.0000257933" calcext:value-type="float">
            <text:p>0.00002579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7.625" calcext:value-type="float">
            <text:p>547.625</text:p>
          </table:table-cell>
          <table:table-cell office:value-type="float" office:value="488.49" calcext:value-type="float">
            <text:p>488.49</text:p>
          </table:table-cell>
          <table:table-cell office:value-type="float" office:value="355783" calcext:value-type="float">
            <text:p>355783</text:p>
          </table:table-cell>
          <table:table-cell office:value-type="float" office:value="29076" calcext:value-type="float">
            <text:p>29076</text:p>
          </table:table-cell>
          <table:table-cell office:value-type="float" office:value="563446" calcext:value-type="float">
            <text:p>563446</text:p>
          </table:table-cell>
          <table:table-cell office:value-type="float" office:value="11888" calcext:value-type="float">
            <text:p>11888</text:p>
          </table:table-cell>
          <table:table-cell office:value-type="float" office:value="0.00000202882" calcext:value-type="float">
            <text:p>0.000002028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SQUARE, WEIGHT==rand(0.2, 0.3), 32 addition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.983" calcext:value-type="float">
            <text:p>163.983</text:p>
          </table:table-cell>
          <table:table-cell office:value-type="float" office:value="156.041" calcext:value-type="float">
            <text:p>156.041</text:p>
          </table:table-cell>
          <table:table-cell office:value-type="float" office:value="831806" calcext:value-type="float">
            <text:p>831806</text:p>
          </table:table-cell>
          <table:table-cell office:value-type="float" office:value="63372" calcext:value-type="float">
            <text:p>63372</text:p>
          </table:table-cell>
          <table:table-cell office:value-type="float" office:value="123477" calcext:value-type="float">
            <text:p>123477</text:p>
          </table:table-cell>
          <table:table-cell office:value-type="float" office:value="20898" calcext:value-type="float">
            <text:p>20898</text:p>
          </table:table-cell>
          <table:table-cell office:value-type="float" office:value="0.0000840255" calcext:value-type="float">
            <text:p>0.00008402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7.625" calcext:value-type="float">
            <text:p>547.625</text:p>
          </table:table-cell>
          <table:table-cell office:value-type="float" office:value="488.531" calcext:value-type="float">
            <text:p>488.531</text:p>
          </table:table-cell>
          <table:table-cell office:value-type="float" office:value="356168" calcext:value-type="float">
            <text:p>356168</text:p>
          </table:table-cell>
          <table:table-cell office:value-type="float" office:value="29118" calcext:value-type="float">
            <text:p>29118</text:p>
          </table:table-cell>
          <table:table-cell office:value-type="float" office:value="561041" calcext:value-type="float">
            <text:p>561041</text:p>
          </table:table-cell>
          <table:table-cell office:value-type="float" office:value="11749" calcext:value-type="float">
            <text:p>11749</text:p>
          </table:table-cell>
          <table:table-cell office:value-type="float" office:value="0.00000256945" calcext:value-type="float">
            <text:p>0.000002569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SQUARE, WEIGHT==rand(-0.25, 0.25), 32 addition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.22" calcext:value-type="float">
            <text:p>164.22</text:p>
          </table:table-cell>
          <table:table-cell office:value-type="float" office:value="156.352" calcext:value-type="float">
            <text:p>156.352</text:p>
          </table:table-cell>
          <table:table-cell office:value-type="float" office:value="835191" calcext:value-type="float">
            <text:p>835191</text:p>
          </table:table-cell>
          <table:table-cell office:value-type="float" office:value="64845" calcext:value-type="float">
            <text:p>64845</text:p>
          </table:table-cell>
          <table:table-cell office:value-type="float" office:value="132839" calcext:value-type="float">
            <text:p>132839</text:p>
          </table:table-cell>
          <table:table-cell office:value-type="float" office:value="20670" calcext:value-type="float">
            <text:p>20670</text:p>
          </table:table-cell>
          <table:table-cell office:value-type="float" office:value="0.0000410123" calcext:value-type="float">
            <text:p>0.00004101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7.625" calcext:value-type="float">
            <text:p>547.625</text:p>
          </table:table-cell>
          <table:table-cell office:value-type="float" office:value="488.402" calcext:value-type="float">
            <text:p>488.402</text:p>
          </table:table-cell>
          <table:table-cell office:value-type="float" office:value="352777" calcext:value-type="float">
            <text:p>352777</text:p>
          </table:table-cell>
          <table:table-cell office:value-type="float" office:value="28759" calcext:value-type="float">
            <text:p>28759</text:p>
          </table:table-cell>
          <table:table-cell office:value-type="float" office:value="559124" calcext:value-type="float">
            <text:p>559124</text:p>
          </table:table-cell>
          <table:table-cell office:value-type="float" office:value="11691" calcext:value-type="float">
            <text:p>11691</text:p>
          </table:table-cell>
          <table:table-cell office:value-type="float" office:value="0.000000900739" calcext:value-type="float">
            <text:p>0.00000090073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9">00/00/0000</text:date>, <text:time style:data-style-name="N2" text:time-value="11:15:04.2724011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29T11:22:36.133962587</dc:date>
    <meta:editing-duration>PT16M</meta:editing-duration>
    <meta:editing-cycles>3</meta:editing-cycles>
    <meta:generator>LibreOffice/7.3.3.2$Linux_X86_64 LibreOffice_project/30$Build-2</meta:generator>
    <meta:document-statistic meta:table-count="1" meta:cell-count="97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248cm" svg:y="3.454cm" style:legend-expansion="high" chart:style-name="ch2"/>
        <chart:plot-area chart:style-name="ch3" table:cell-range-address="4_mock_neuron_test_averages.U49:4_mock_neuron_test_averages.W53 4_mock_neuron_test_averages.Y49:4_mock_neuron_test_averages.Z53" chart:data-source-has-labels="row" svg:x="0.32cm" svg:y="0.18cm" svg:width="11.608cm" svg:height="8.64cm">
          <chart:coordinate-region svg:x="1.788cm" svg:y="0.379cm" svg:width="9.80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4_mock_neuron_test_averages.V49:4_mock_neuron_test_averages.V53" loext:label-string="&quot;HELib start=0.1&quot;" chart:class="chart:scatter">
            <chart:domain table:cell-range-address="4_mock_neuron_test_averages.U49:4_mock_neuron_test_averages.U53"/>
            <chart:data-point chart:repeated="5"/>
          </chart:series>
          <chart:series chart:style-name="ch7" chart:values-cell-range-address="4_mock_neuron_test_averages.W49:4_mock_neuron_test_averages.W53" loext:label-string="&quot;SEAL start=0.1&quot;" chart:class="chart:scatter">
            <chart:data-point chart:repeated="5"/>
          </chart:series>
          <chart:series chart:style-name="ch8" chart:values-cell-range-address="4_mock_neuron_test_averages.Y49:4_mock_neuron_test_averages.Y53" loext:label-string="&quot;HELib start=0.2&quot;" chart:class="chart:scatter">
            <chart:data-point chart:repeated="5"/>
          </chart:series>
          <chart:series chart:style-name="ch9" chart:values-cell-range-address="4_mock_neuron_test_averages.Z49:4_mock_neuron_test_averages.Z53" loext:label-string="&quot;SEAL start=0.2&quot;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HELib start=0.1</text:p>
              </table:table-cell>
              <table:table-cell office:value-type="string">
                <text:p>SEAL start=0.1</text:p>
              </table:table-cell>
              <table:table-cell office:value-type="string">
                <text:p>HELib start=0.2</text:p>
              </table:table-cell>
              <table:table-cell office:value-type="string">
                <text:p>SEAL start=0.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4_mock_neuron_test_averages.U49:4_mock_neuron_test_averages.U53</svg:desc>
                </draw:g>
              </table:table-cell>
              <table:table-cell office:value-type="float" office:value="0.00000155204">
                <text:p>0.00000155204</text:p>
                <draw:g>
                  <svg:desc>4_mock_neuron_test_averages.V49:4_mock_neuron_test_averages.V53</svg:desc>
                </draw:g>
              </table:table-cell>
              <table:table-cell office:value-type="float" office:value="0.0000012129">
                <text:p>0.0000012129</text:p>
                <draw:g>
                  <svg:desc>4_mock_neuron_test_averages.W49:4_mock_neuron_test_averages.W53</svg:desc>
                </draw:g>
              </table:table-cell>
              <table:table-cell office:value-type="float" office:value="0.00000372627">
                <text:p>0.00000372627</text:p>
                <draw:g>
                  <svg:desc>4_mock_neuron_test_averages.Y49:4_mock_neuron_test_averages.Y53</svg:desc>
                </draw:g>
              </table:table-cell>
              <table:table-cell office:value-type="float" office:value="0.00000202436">
                <text:p>0.00000202436</text:p>
                <draw:g>
                  <svg:desc>4_mock_neuron_test_averages.Z49:4_mock_neuron_test_averages.Z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000873663">
                <text:p>0.0000873663</text:p>
              </table:table-cell>
              <table:table-cell office:value-type="float" office:value="0.00000118119">
                <text:p>0.00000118119</text:p>
              </table:table-cell>
              <table:table-cell office:value-type="float" office:value="0.0000882022">
                <text:p>0.0000882022</text:p>
              </table:table-cell>
              <table:table-cell office:value-type="float" office:value="0.0000019846">
                <text:p>0.00000198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">
                <text:p>0.005</text:p>
              </table:table-cell>
              <table:table-cell office:value-type="float" office:value="0.0000209851">
                <text:p>0.0000209851</text:p>
              </table:table-cell>
              <table:table-cell office:value-type="float" office:value="0.00000131971">
                <text:p>0.00000131971</text:p>
              </table:table-cell>
              <table:table-cell office:value-type="float" office:value="0.0000860218">
                <text:p>0.0000860218</text:p>
              </table:table-cell>
              <table:table-cell office:value-type="float" office:value="0.00000198946">
                <text:p>0.000001989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">
                <text:p>0.01</text:p>
              </table:table-cell>
              <table:table-cell office:value-type="float" office:value="0.0000208235">
                <text:p>0.0000208235</text:p>
              </table:table-cell>
              <table:table-cell office:value-type="float" office:value="0.00000119018">
                <text:p>0.00000119018</text:p>
              </table:table-cell>
              <table:table-cell office:value-type="float" office:value="0.0000257933">
                <text:p>0.0000257933</text:p>
              </table:table-cell>
              <table:table-cell office:value-type="float" office:value="0.00000202882">
                <text:p>0.000002028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0.0000397071">
                <text:p>0.0000397071</text:p>
              </table:table-cell>
              <table:table-cell office:value-type="float" office:value="0.00000149329">
                <text:p>0.00000149329</text:p>
              </table:table-cell>
              <table:table-cell office:value-type="float" office:value="0.0000840255">
                <text:p>0.0000840255</text:p>
              </table:table-cell>
              <table:table-cell office:value-type="float" office:value="0.00000256945">
                <text:p>0.000002569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19cm" svg:y="3.952cm" style:legend-expansion="high" chart:style-name="ch2"/>
        <chart:plot-area chart:style-name="ch3" table:cell-range-address="4_mock_neuron_test_averages.U60:4_mock_neuron_test_averages.W66" chart:data-source-has-labels="both" svg:x="0.32cm" svg:y="0.18cm" svg:width="13.679cm" svg:height="8.64cm">
          <chart:coordinate-region svg:x="1.788cm" svg:y="0.379cm" svg:width="12.211cm" svg:height="7.794cm"/>
          <chart:axis chart:dimension="x" chart:name="primary-x" chart:style-name="ch4" chartooo:axis-type="auto">
            <chartooo:date-scale/>
            <chart:categories table:cell-range-address="4_mock_neuron_test_averages.U61:4_mock_neuron_test_averages.U6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4_mock_neuron_test_averages.V61:4_mock_neuron_test_averages.V66" chart:label-cell-address="4_mock_neuron_test_averages.V60:4_mock_neuron_test_averages.V60" chart:class="chart:bar">
            <chart:data-point chart:repeated="6"/>
          </chart:series>
          <chart:series chart:style-name="ch8" chart:values-cell-range-address="4_mock_neuron_test_averages.W61:4_mock_neuron_test_averages.W66" chart:label-cell-address="4_mock_neuron_test_averages.W60:4_mock_neuron_test_averages.W60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Lib</text:p>
                <draw:g>
                  <svg:desc>4_mock_neuron_test_averages.V60:4_mock_neuron_test_averages.V60</svg:desc>
                </draw:g>
              </table:table-cell>
              <table:table-cell office:value-type="string">
                <text:p>SEAL</text:p>
                <draw:g>
                  <svg:desc>4_mock_neuron_test_averages.W60:4_mock_neuron_test_averages.W6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4_mock_neuron_test_averages.U61:4_mock_neuron_test_averages.U66</svg:desc>
                </draw:g>
              </table:table-cell>
              <table:table-cell office:value-type="float" office:value="0.000000820211">
                <text:p>0.000000820211</text:p>
                <draw:g>
                  <svg:desc>4_mock_neuron_test_averages.V61:4_mock_neuron_test_averages.V66</svg:desc>
                </draw:g>
              </table:table-cell>
              <table:table-cell office:value-type="float" office:value="0.0000271042">
                <text:p>0.0000271042</text:p>
                <draw:g>
                  <svg:desc>4_mock_neuron_test_averages.W61:4_mock_neuron_test_averages.W66</svg:desc>
                </draw:g>
              </table:table-cell>
            </table:table-row>
            <table:table-row>
              <table:table-cell office:value-type="float" office:value="0.0001">
                <text:p>0.0001</text:p>
              </table:table-cell>
              <table:table-cell office:value-type="float" office:value="0.00000155204">
                <text:p>0.00000155204</text:p>
              </table:table-cell>
              <table:table-cell office:value-type="float" office:value="0.0000012129">
                <text:p>0.0000012129</text:p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0.0000873663">
                <text:p>0.0000873663</text:p>
              </table:table-cell>
              <table:table-cell office:value-type="float" office:value="0.00000118119">
                <text:p>0.00000118119</text:p>
              </table:table-cell>
            </table:table-row>
            <table:table-row>
              <table:table-cell office:value-type="float" office:value="0.005">
                <text:p>0.005</text:p>
              </table:table-cell>
              <table:table-cell office:value-type="float" office:value="0.0000209851">
                <text:p>0.0000209851</text:p>
              </table:table-cell>
              <table:table-cell office:value-type="float" office:value="0.00000131971">
                <text:p>0.00000131971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0.0000208235">
                <text:p>0.0000208235</text:p>
              </table:table-cell>
              <table:table-cell office:value-type="float" office:value="0.00000119018">
                <text:p>0.00000119018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0000397071">
                <text:p>0.0000397071</text:p>
              </table:table-cell>
              <table:table-cell office:value-type="float" office:value="0.00000149329">
                <text:p>0.000001493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33cm" svg:y="0.316cm" chart:style-name="ch2">
          <text:p>Eroare pe neuroni simplificati</text:p>
        </chart:title>
        <chart:legend chart:legend-position="end" svg:x="14.319cm" svg:y="3.952cm" style:legend-expansion="high" chart:style-name="ch3"/>
        <chart:plot-area chart:style-name="ch4" table:cell-range-address="4_mock_neuron_test_averages.U8:4_mock_neuron_test_averages.W15" chart:data-source-has-labels="both" svg:x="1.475cm" svg:y="1.275cm" svg:width="12.524cm" svg:height="6.42cm">
          <chart:coordinate-region svg:x="2.943cm" svg:y="1.474cm" svg:width="11.056cm" svg:height="5.574cm"/>
          <chart:axis chart:dimension="x" chart:name="primary-x" chart:style-name="ch5" chartooo:axis-type="auto">
            <chartooo:date-scale/>
            <chart:title svg:x="6.946cm" svg:y="7.875cm" chart:style-name="ch6">
              <text:p>ponderi</text:p>
            </chart:title>
            <chart:categories table:cell-range-address="4_mock_neuron_test_averages.U9:4_mock_neuron_test_averages.U15"/>
          </chart:axis>
          <chart:axis chart:dimension="y" chart:name="primary-y" chart:style-name="ch7">
            <chart:title svg:x="0.451cm" svg:y="5.17cm" chart:style-name="ch8">
              <text:p>eroare</text:p>
            </chart:title>
            <chart:grid chart:style-name="ch9" chart:class="major"/>
          </chart:axis>
          <chart:series chart:style-name="ch10" chart:values-cell-range-address="4_mock_neuron_test_averages.V9:4_mock_neuron_test_averages.V15" chart:label-cell-address="4_mock_neuron_test_averages.V8:4_mock_neuron_test_averages.V8" chart:class="chart:bar">
            <chart:data-point chart:repeated="7"/>
          </chart:series>
          <chart:series chart:style-name="ch11" chart:values-cell-range-address="4_mock_neuron_test_averages.W9:4_mock_neuron_test_averages.W15" chart:label-cell-address="4_mock_neuron_test_averages.W8:4_mock_neuron_test_averages.W8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Lib</text:p>
                <draw:g>
                  <svg:desc>4_mock_neuron_test_averages.V8:4_mock_neuron_test_averages.V8</svg:desc>
                </draw:g>
              </table:table-cell>
              <table:table-cell office:value-type="string">
                <text:p>SEAL</text:p>
                <draw:g>
                  <svg:desc>4_mock_neuron_test_averages.W8:4_mock_neuron_test_averages.W8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4_mock_neuron_test_averages.U9:4_mock_neuron_test_averages.U15</svg:desc>
                </draw:g>
              </table:table-cell>
              <table:table-cell office:value-type="float" office:value="0.000000820211">
                <text:p>0.000000820211</text:p>
                <draw:g>
                  <svg:desc>4_mock_neuron_test_averages.V9:4_mock_neuron_test_averages.V15</svg:desc>
                </draw:g>
              </table:table-cell>
              <table:table-cell office:value-type="float" office:value="0.0000271042">
                <text:p>0.0000271042</text:p>
                <draw:g>
                  <svg:desc>4_mock_neuron_test_averages.W9:4_mock_neuron_test_averages.W15</svg:desc>
                </draw:g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00000715317">
                <text:p>0.00000715317</text:p>
              </table:table-cell>
              <table:table-cell office:value-type="float" office:value="0.0000288378">
                <text:p>0.0000288378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000196016">
                <text:p>0.0000196016</text:p>
              </table:table-cell>
              <table:table-cell office:value-type="float" office:value="0.0000337167">
                <text:p>0.0000337167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0000385776">
                <text:p>0.0000385776</text:p>
              </table:table-cell>
              <table:table-cell office:value-type="float" office:value="0.0000396812">
                <text:p>0.0000396812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0000635987">
                <text:p>0.0000635987</text:p>
              </table:table-cell>
              <table:table-cell office:value-type="float" office:value="0.0000492712">
                <text:p>0.0000492712</text:p>
              </table:table-cell>
            </table:table-row>
            <table:table-row>
              <table:table-cell office:value-type="string">
                <text:p>[-0.25,0.25]</text:p>
              </table:table-cell>
              <table:table-cell office:value-type="float" office:value="0.0000410123">
                <text:p>0.0000410123</text:p>
              </table:table-cell>
              <table:table-cell office:value-type="float" office:value="0.000000900739">
                <text:p>0.000000900739</text:p>
              </table:table-cell>
            </table:table-row>
            <table:table-row>
              <table:table-cell office:value-type="string">
                <text:p>[-0.2,0.2]</text:p>
              </table:table-cell>
              <table:table-cell office:value-type="float" office:value="0.0000294336">
                <text:p>0.0000294336</text:p>
              </table:table-cell>
              <table:table-cell office:value-type="float" office:value="0.000000883354">
                <text:p>0.0000008833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